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59">
            <text:p>5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issionrobot</text:p>
          </table:table-cell>
        </table:table-row>
        <table:table-row>
          <table:table-cell office:value-type="string">
            <text:p/>
          </table:table-cell>
          <table:table-cell office:value-type="string">
            <text:p>MR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/m#01_fragment</text:p>
          </table:table-cell>
          <table:table-cell office:value-type="string">
            <text:p/>
          </table:table-cell>
          <table:table-cell office:value-type="string">
            <text:p>01_fragmen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>mrdecision/s#Decision/m#WWW_01,mrdecision/s#Decision/m#WWB_01,mrdecision/s#Decision/m#WBW_01,mrdecision/s#Decision/m#WBB_01,mrdecision/s#Decision/m#BWW_01,mrdecision/s#Decision/m#BWB_01,mrdecision/s#Decision/m#BBW_01,mrdecision/s#Decision/m#BBB_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/m#03_fragment</text:p>
          </table:table-cell>
          <table:table-cell office:value-type="string">
            <text:p/>
          </table:table-cell>
          <table:table-cell office:value-type="string">
            <text:p>03_fragmen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>mrdecision/s#Decision/m#WWW_03,mrdecision/s#Decision/m#WWB_03,mrdecision/s#Decision/m#WBW_03,mrdecision/s#Decision/m#WBB_03,mrdecision/s#Decision/m#BWW_03,mrdecision/s#Decision/m#BWB_03,mrdecision/s#Decision/m#BBW_03,mrdecision/s#Decision/m#BBB_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/m#00_stop</text:p>
          </table:table-cell>
          <table:table-cell office:value-type="string">
            <text:p/>
          </table:table-cell>
          <table:table-cell office:value-type="string">
            <text:p>00_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>mrdecision/s#Decision/m#WWW_00,mrdecision/s#Decision/m#WWB_00,mrdecision/s#Decision/m#WBW_00,mrdecision/s#Decision/m#WBB_00,mrdecision/s#Decision/m#BWW_00,mrdecision/s#Decision/m#BWB_00,mrdecision/s#Decision/m#BBW_00,mrdecision/s#Decision/m#BBB_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m#Inactive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</text:p>
          </table:table-cell>
          <table:table-cell office:value-type="string">
            <text:p>missionrobot/s#MissionRobot/s#Path/m#00_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m#Active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</text:p>
          </table:table-cell>
          <table:table-cell office:value-type="string">
            <text:p>missionrobot/s#MissionRobot/s#Path/m#01_fragment,missionrobot/s#MissionRobot/s#Path/m#03_frag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</text:p>
          </table:table-cell>
          <table:table-cell office:value-type="string">
            <text:p/>
          </table:table-cell>
          <table:table-cell office:value-type="string">
            <text:p>MissionRobo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/>
          </table:table-cell>
          <table:table-cell office:value-type="string">
            <text:p>Path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B_00</text:p>
          </table:table-cell>
          <table:table-cell office:value-type="string">
            <text:p/>
          </table:table-cell>
          <table:table-cell office:value-type="string">
            <text:p>BB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B_01</text:p>
          </table:table-cell>
          <table:table-cell office:value-type="string">
            <text:p/>
          </table:table-cell>
          <table:table-cell office:value-type="string">
            <text:p>BB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nextstep/s#NextStep/m#Yes,mrmob/s#Mobility/m#Turn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B_03</text:p>
          </table:table-cell>
          <table:table-cell office:value-type="string">
            <text:p/>
          </table:table-cell>
          <table:table-cell office:value-type="string">
            <text:p>BB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nextstep/s#NextStep/m#Yes,mrmob/s#Mobility/m#TurnLe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W_00</text:p>
          </table:table-cell>
          <table:table-cell office:value-type="string">
            <text:p/>
          </table:table-cell>
          <table:table-cell office:value-type="string">
            <text:p>BB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W_01</text:p>
          </table:table-cell>
          <table:table-cell office:value-type="string">
            <text:p/>
          </table:table-cell>
          <table:table-cell office:value-type="string">
            <text:p>BB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W_03</text:p>
          </table:table-cell>
          <table:table-cell office:value-type="string">
            <text:p/>
          </table:table-cell>
          <table:table-cell office:value-type="string">
            <text:p>BB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nextstep/s#NextStep/m#Yes,mrmob/s#Mobility/m#TurnLe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B_00</text:p>
          </table:table-cell>
          <table:table-cell office:value-type="string">
            <text:p/>
          </table:table-cell>
          <table:table-cell office:value-type="string">
            <text:p>BW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B_01</text:p>
          </table:table-cell>
          <table:table-cell office:value-type="string">
            <text:p/>
          </table:table-cell>
          <table:table-cell office:value-type="string">
            <text:p>BW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B_03</text:p>
          </table:table-cell>
          <table:table-cell office:value-type="string">
            <text:p/>
          </table:table-cell>
          <table:table-cell office:value-type="string">
            <text:p>BW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W_00</text:p>
          </table:table-cell>
          <table:table-cell office:value-type="string">
            <text:p/>
          </table:table-cell>
          <table:table-cell office:value-type="string">
            <text:p>BW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W_01</text:p>
          </table:table-cell>
          <table:table-cell office:value-type="string">
            <text:p/>
          </table:table-cell>
          <table:table-cell office:value-type="string">
            <text:p>BW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W_03</text:p>
          </table:table-cell>
          <table:table-cell office:value-type="string">
            <text:p/>
          </table:table-cell>
          <table:table-cell office:value-type="string">
            <text:p>BW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B_00</text:p>
          </table:table-cell>
          <table:table-cell office:value-type="string">
            <text:p/>
          </table:table-cell>
          <table:table-cell office:value-type="string">
            <text:p>WB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B_01</text:p>
          </table:table-cell>
          <table:table-cell office:value-type="string">
            <text:p/>
          </table:table-cell>
          <table:table-cell office:value-type="string">
            <text:p>WB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TurnRight,mrnextstep/s#NextStep/m#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B_03</text:p>
          </table:table-cell>
          <table:table-cell office:value-type="string">
            <text:p/>
          </table:table-cell>
          <table:table-cell office:value-type="string">
            <text:p>WB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W_00</text:p>
          </table:table-cell>
          <table:table-cell office:value-type="string">
            <text:p/>
          </table:table-cell>
          <table:table-cell office:value-type="string">
            <text:p>WB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W_01</text:p>
          </table:table-cell>
          <table:table-cell office:value-type="string">
            <text:p/>
          </table:table-cell>
          <table:table-cell office:value-type="string">
            <text:p>WB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W_03</text:p>
          </table:table-cell>
          <table:table-cell office:value-type="string">
            <text:p/>
          </table:table-cell>
          <table:table-cell office:value-type="string">
            <text:p>WB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B_00</text:p>
          </table:table-cell>
          <table:table-cell office:value-type="string">
            <text:p/>
          </table:table-cell>
          <table:table-cell office:value-type="string">
            <text:p>WW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B_01</text:p>
          </table:table-cell>
          <table:table-cell office:value-type="string">
            <text:p/>
          </table:table-cell>
          <table:table-cell office:value-type="string">
            <text:p>WW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B_03</text:p>
          </table:table-cell>
          <table:table-cell office:value-type="string">
            <text:p/>
          </table:table-cell>
          <table:table-cell office:value-type="string">
            <text:p>WW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W_00</text:p>
          </table:table-cell>
          <table:table-cell office:value-type="string">
            <text:p/>
          </table:table-cell>
          <table:table-cell office:value-type="string">
            <text:p>WW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W_01</text:p>
          </table:table-cell>
          <table:table-cell office:value-type="string">
            <text:p/>
          </table:table-cell>
          <table:table-cell office:value-type="string">
            <text:p>WW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W_03</text:p>
          </table:table-cell>
          <table:table-cell office:value-type="string">
            <text:p/>
          </table:table-cell>
          <table:table-cell office:value-type="string">
            <text:p>WW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/>
          </table:table-cell>
          <table:table-cell office:value-type="string">
            <text:p>Decis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>WB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line/s#LineFoll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line/s#LineFollower</text:p>
          </table:table-cell>
          <table:table-cell office:value-type="string">
            <text:p/>
          </table:table-cell>
          <table:table-cell office:value-type="string">
            <text:p>LineFollow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m#Stop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>mrmob/s#Mobility/p#RightWheelSpeed/v#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m#Forward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>mrmob/s#Mobility/p#RightWheelSpeed/v#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m#Back</text:p>
          </table:table-cell>
          <table:table-cell office:value-type="string">
            <text:p/>
          </table:table-cell>
          <table:table-cell office:value-type="string">
            <text:p>Bac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>mrmob/s#Mobility/p#RightWheelSpeed/v#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v#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v#10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v#-10</text:p>
          </table:table-cell>
          <table:table-cell office:value-type="string">
            <text:p/>
          </table:table-cell>
          <table:table-cell office:value-type="string">
            <text:p>-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m#Stop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>mrmob/s#Mobility/p#LeftWheelSpeed/v#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m#Forward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>mrmob/s#Mobility/p#LeftWheelSpeed/v#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m#Back</text:p>
          </table:table-cell>
          <table:table-cell office:value-type="string">
            <text:p/>
          </table:table-cell>
          <table:table-cell office:value-type="string">
            <text:p>Bac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>mrmob/s#Mobility/p#LeftWheelSpeed/v#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v#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v#10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v#-10</text:p>
          </table:table-cell>
          <table:table-cell office:value-type="string">
            <text:p/>
          </table:table-cell>
          <table:table-cell office:value-type="string">
            <text:p>-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Forward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RightWheelSpeed/m#Forward,mrmob/s#Mobility/p#Lef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TurnRight</text:p>
          </table:table-cell>
          <table:table-cell office:value-type="string">
            <text:p/>
          </table:table-cell>
          <table:table-cell office:value-type="string">
            <text:p>Turn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RightWheelSpeed/m#Back,mrmob/s#Mobility/p#Lef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TurnLeft</text:p>
          </table:table-cell>
          <table:table-cell office:value-type="string">
            <text:p/>
          </table:table-cell>
          <table:table-cell office:value-type="string">
            <text:p>Turn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LeftWheelSpeed/m#Back,mrmob/s#Mobility/p#Righ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LeftWheelSpeed/m#Stop,mrmob/s#Mobility/p#RightWheelSpeed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SoftLeft</text:p>
          </table:table-cell>
          <table:table-cell office:value-type="string">
            <text:p/>
          </table:table-cell>
          <table:table-cell office:value-type="string">
            <text:p>Soft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LeftWheelSpeed/m#Stop,mrmob/s#Mobility/p#Righ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SoftRight</text:p>
          </table:table-cell>
          <table:table-cell office:value-type="string">
            <text:p/>
          </table:table-cell>
          <table:table-cell office:value-type="string">
            <text:p>Soft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RightWheelSpeed/m#Stop,mrmob/s#Mobility/p#Lef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/>
          </table:table-cell>
          <table:table-cell office:value-type="string">
            <text:p>Mobility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/>
          </table:table-cell>
          <table:table-cell office:value-type="string">
            <text:p>RightWhe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/>
          </table:table-cell>
          <table:table-cell office:value-type="string">
            <text:p>LeftWhe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nextstep/s#NextStep/m#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nextstep/s#NextSte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nextstep/s#NextStep</text:p>
          </table:table-cell>
          <table:table-cell office:value-type="string">
            <text:p/>
          </table:table-cell>
          <table:table-cell office:value-type="string">
            <text:p>NextStep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